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Mono1" svg:font-family="'Noto Mono'" style:font-adornments="Regular" style:font-pitch="fixed"/>
    <style:font-face style:name="Noto Mono" svg:font-family="'Noto Mono'" style:font-adornments="Regular" style:font-pitch="variable"/>
    <style:font-face style:name="DejaVuSansMono Nerd Font Mono2" svg:font-family="'DejaVuSansMono Nerd Font Mono'" style:font-family-generic="roman" style:font-pitch="variable"/>
    <style:font-face style:name="DejaVuSansMono Nerd Font Mono" svg:font-family="'DejaVuSansMono Nerd Font Mono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Mono3" svg:font-family="'Noto Mono'" style:font-family-generic="roman" style:font-pitch="variable"/>
    <style:font-face style:name="Noto Mono2" svg:font-family="'Noto Mono'" style:font-adornments="Regular" style:font-family-generic="roman" style:font-pitch="variable"/>
    <style:font-face style:name="Noto Sans" svg:font-family="'Noto Sans'" style:font-family-generic="roman" style:font-pitch="variable"/>
    <style:font-face style:name="DejaVuSansMono Nerd Font Mono1" svg:font-family="'DejaVuSansMono Nerd Font Mono'" style:font-adornments="Book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solid" svg:stroke-color="#000000" draw:fill="none" draw:fill-color="#ffffff" draw:textarea-horizontal-align="center" draw:auto-grow-height="true" draw:auto-grow-width="false" fo:max-height="0cm" fo:min-height="0.75cm"/>
      <style:paragraph-properties style:writing-mode="lr-tb"/>
    </style:style>
    <style:style style:name="gr2" style:family="graphic" style:parent-style-name="Object_20_without_20_fill_5f_1">
      <style:graphic-properties draw:marker-end="Arrow" draw:marker-end-width="0.3cm" draw:fill="solid" draw:textarea-vertical-align="middle"/>
    </style:style>
    <style:style style:name="gr3" style:family="graphic" style:parent-style-name="Object_20_without_20_fill_5f_1">
      <style:graphic-properties draw:fill="solid" draw:textarea-vertical-align="middle"/>
    </style:style>
    <style:style style:name="gr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46cm"/>
      <style:paragraph-properties style:writing-mode="lr-tb"/>
    </style:style>
    <style:style style:name="gr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898cm"/>
      <style:paragraph-properties style:writing-mode="lr-tb"/>
    </style:style>
    <style:style style:name="gr7" style:family="graphic" style:parent-style-name="Default_5f_1">
      <style:graphic-properties draw:stroke="solid" svg:stroke-color="#000000" draw:fill="none" draw:fill-color="#ffffff" draw:textarea-horizontal-align="center" draw:auto-grow-height="true" draw:auto-grow-width="false" fo:max-height="0cm" fo:min-height="0.946cm"/>
      <style:paragraph-properties style:writing-mode="lr-tb"/>
    </style:style>
    <style:style style:name="gr8" style:family="graphic" style:parent-style-name="Default_5f_1">
      <style:graphic-properties draw:stroke="none" svg:stroke-color="#000000" draw:fill="none" draw:fill-color="#ffffff" draw:auto-grow-height="true" draw:auto-grow-width="false" fo:max-height="0cm" fo:min-height="4.471cm"/>
      <style:paragraph-properties style:writing-mode="lr-tb"/>
    </style:style>
    <style:style style:name="gr9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946cm"/>
      <style:paragraph-properties style:writing-mode="lr-tb"/>
    </style:style>
    <style:style style:name="gr10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1" style:family="graphic">
      <style:graphic-properties style:protect="size"/>
    </style:style>
    <style:style style:name="gr12" style:family="graphic" style:parent-style-name="Object_20_without_20_fill_5f_2">
      <style:graphic-properties svg:stroke-color="#000000" draw:fill="solid" draw:textarea-vertical-align="middle"/>
    </style:style>
    <style:style style:name="gr13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0.738cm" fo:min-width="0.383cm"/>
      <style:paragraph-properties style:writing-mode="lr-tb"/>
    </style:style>
    <style:style style:name="gr14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0.738cm" fo:min-width="1.907cm"/>
      <style:paragraph-properties style:writing-mode="lr-tb"/>
    </style:style>
    <style:style style:name="gr15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0.738cm" fo:min-width="1.526cm"/>
      <style:paragraph-properties style:writing-mode="lr-tb"/>
    </style:style>
    <style:style style:name="gr16" style:family="graphic" style:parent-style-name="Object_20_without_20_fill_5f_2">
      <style:graphic-properties draw:marker-end="Arrow" draw:marker-end-width="0.3cm" draw:fill="solid" draw:textarea-vertical-align="middle"/>
    </style:style>
    <style:style style:name="gr17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0.738cm" fo:min-width="3.812cm"/>
      <style:paragraph-properties style:writing-mode="lr-tb"/>
    </style:style>
    <style:style style:name="gr18" style:family="graphic" style:parent-style-name="Default_5f_2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19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0" style:family="graphic" style:parent-style-name="objectwithoutfill">
      <style:graphic-properties svg:stroke-color="#000000" draw:marker-start="Arrow" draw:marker-start-width="0.3cm" draw:marker-end="Arrow" draw:marker-end-width="0.3cm" draw:fill="solid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0.738cm"/>
      <style:paragraph-properties style:writing-mode="lr-tb"/>
    </style:style>
    <style:style style:name="gr22" style:family="graphic" style:parent-style-name="objectwithoutfill">
      <style:graphic-properties draw:marker-end="Arrow" draw:marker-end-width="0.3cm" draw:fill="solid" draw:textarea-vertical-align="middle"/>
    </style:style>
    <style:style style:name="gr23" style:family="graphic" style:parent-style-name="standard">
      <style:graphic-properties draw:stroke="solid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244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co1" style:family="table-column">
      <style:table-column-properties style:column-width="1.762cm" style:use-optimal-column-width="false"/>
    </style:style>
    <style:style style:name="co2" style:family="table-column">
      <style:table-column-properties style:column-width="1.765cm" style:use-optimal-column-width="false"/>
    </style:style>
    <style:style style:name="ro1" style:family="table-row">
      <style:table-row-properties style:row-height="1.304cm" style:use-optimal-row-height="false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style:use-window-font-color="true" fo:font-size="18pt" style:font-size-asian="18pt" style:font-size-complex="18pt"/>
    </style:style>
    <style:style style:name="P8" style:family="paragraph"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style="italic" style:font-size-asian="18pt" style:font-size-complex="18pt"/>
    </style:style>
    <style:style style:name="T3" style:family="text">
      <style:text-properties fo:color="#ff0000" fo:font-size="18pt" style:font-size-asian="18pt" style:font-size-complex="18pt"/>
    </style:style>
    <style:style style:name="T4" style:family="text">
      <style:text-properties fo:color="#ff0000"/>
    </style:style>
    <style:style style:name="T5" style:family="text">
      <style:text-properties style:use-window-font-color="true"/>
    </style:style>
    <style:style style:name="T6" style:family="text">
      <style:text-properties style:use-window-font-color="true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xml:id="id8" draw:id="id8" draw:layer="layout" svg:width="1.4cm" svg:height="1cm" svg:x="13cm" svg:y="5.4cm">
          <draw:text-box>
            <text:p>23</text:p>
          </draw:text-box>
        </draw:frame>
        <draw:frame draw:style-name="gr1" draw:text-style-name="P1" xml:id="id1" draw:id="id1" draw:layer="layout" svg:width="1.4cm" svg:height="1cm" svg:x="17cm" svg:y="7cm">
          <draw:text-box>
            <text:p>58</text:p>
          </draw:text-box>
        </draw:frame>
        <draw:frame draw:style-name="gr1" draw:text-style-name="P1" xml:id="id5" draw:id="id5" draw:layer="layout" svg:width="1.4cm" svg:height="1cm" svg:x="24.8cm" svg:y="4.6cm">
          <draw:text-box>
            <text:p>95</text:p>
          </draw:text-box>
        </draw:frame>
        <draw:frame draw:style-name="gr1" draw:text-style-name="P1" xml:id="id4" draw:id="id4" draw:layer="layout" svg:width="1.4cm" svg:height="1cm" svg:x="21.6cm" svg:y="4.6cm">
          <draw:text-box>
            <text:p>79</text:p>
          </draw:text-box>
        </draw:frame>
        <draw:frame draw:style-name="gr1" draw:text-style-name="P1" xml:id="id2" draw:id="id2" draw:layer="layout" svg:width="1.4cm" svg:height="1cm" svg:x="16.2cm" svg:y="10.8cm">
          <draw:text-box>
            <text:p>70</text:p>
          </draw:text-box>
        </draw:frame>
        <draw:connector draw:style-name="gr2" draw:text-style-name="P2" draw:layer="layout" draw:type="curve" svg:x1="14.4cm" svg:y1="5.9cm" svg:x2="17cm" svg:y2="7.5cm" draw:end-shape="id1" draw:end-glue-point="3" svg:d="M14400 5900c1575 0 275 1600 2600 1600" svg:viewBox="0 0 2601 1601">
          <text:p/>
        </draw:connector>
        <draw:connector draw:style-name="gr2" draw:text-style-name="P2" draw:layer="layout" draw:type="curve" svg:x1="18.4cm" svg:y1="7.5cm" svg:x2="16.2cm" svg:y2="11.3cm" draw:start-shape="id1" draw:start-glue-point="1" draw:end-shape="id2" draw:end-glue-point="3" svg:d="M18400 7500c751 0 501 1900-1100 1900s-1851 1900-1100 1900" svg:viewBox="0 0 3013 3801">
          <text:p/>
        </draw:connector>
        <draw:frame draw:style-name="gr1" draw:text-style-name="P1" xml:id="id3" draw:id="id3" draw:layer="layout" svg:width="1.4cm" svg:height="1cm" svg:x="23.8cm" svg:y="8.4cm">
          <draw:text-box>
            <text:p>78</text:p>
          </draw:text-box>
        </draw:frame>
        <draw:connector draw:style-name="gr2" draw:text-style-name="P2" draw:layer="layout" draw:type="curve" svg:x1="17.6cm" svg:y1="11.3cm" svg:x2="23.8cm" svg:y2="8.9cm" draw:start-shape="id2" draw:start-glue-point="1" draw:end-shape="id3" draw:end-glue-point="3" svg:d="M17600 11300c4650 0 1550-2400 6200-2400" svg:viewBox="0 0 6201 2401">
          <text:p/>
        </draw:connector>
        <draw:connector draw:style-name="gr2" draw:text-style-name="P2" draw:layer="layout" draw:type="curve" svg:x1="25.2cm" svg:y1="8.9cm" svg:x2="21.6cm" svg:y2="5.1cm" draw:start-shape="id3" draw:start-glue-point="1" draw:end-shape="id4" draw:end-glue-point="3" svg:d="M25200 8900c751 0 501-1900-1800-1900s-2551-1900-1800-1900" svg:viewBox="0 0 4359 3801">
          <text:p/>
        </draw:connector>
        <draw:connector draw:style-name="gr2" draw:text-style-name="P2" draw:layer="layout" draw:type="curve" svg:x1="23cm" svg:y1="5.1cm" svg:x2="24.8cm" svg:y2="5.1cm" draw:start-shape="id4" draw:start-glue-point="1" draw:end-shape="id5" draw:end-glue-point="3" svg:d="M23000 5100h1800" svg:viewBox="0 0 1801 1">
          <text:p/>
        </draw:connector>
        <draw:line draw:style-name="gr3" draw:text-style-name="P2" draw:layer="layout" svg:x1="7.4cm" svg:y1="2.2cm" svg:x2="7.4cm" svg:y2="13.4cm">
          <text:p/>
        </draw:line>
        <draw:frame draw:style-name="gr4" draw:text-style-name="P4" xml:id="id6" draw:id="id6" draw:layer="layout" svg:width="1.6cm" svg:height="0.996cm" svg:x="2.6cm" svg:y="3.2cm">
          <draw:text-box>
            <text:p text:style-name="P3">L</text:p>
          </draw:text-box>
        </draw:frame>
        <draw:connector draw:style-name="gr2" draw:text-style-name="P2" draw:layer="layout" draw:type="curve" svg:x1="4.2cm" svg:y1="3.698cm" svg:x2="9.5cm" svg:y2="7.2cm" draw:start-shape="id6" draw:start-glue-point="1" draw:end-shape="id7" draw:end-glue-point="0" svg:d="M4200 3698c3534 0 5300 1167 5300 3502" svg:viewBox="0 0 5301 3503">
          <text:p/>
        </draw:connector>
        <draw:frame draw:style-name="gr4" draw:text-style-name="P5" draw:layer="layout" svg:width="3.6cm" svg:height="0.996cm" svg:x="1.6cm" svg:y="1.2cm">
          <draw:text-box>
            <text:p><text:span text:style-name="T1">stack</text:span></text:p>
          </draw:text-box>
        </draw:frame>
        <draw:frame draw:style-name="gr4" draw:text-style-name="P5" draw:layer="layout" svg:width="3.6cm" svg:height="0.996cm" svg:x="14cm" svg:y="1.2cm">
          <draw:text-box>
            <text:p><text:span text:style-name="T1">heap</text:span></text:p>
          </draw:text-box>
        </draw:frame>
        <draw:frame draw:style-name="gr5" draw:text-style-name="P5" draw:layer="layout" svg:width="11cm" svg:height="1cm" svg:x="9cm" svg:y="0.4cm">
          <draw:text-box>
            <text:p><text:span text:style-name="T1">Bag als array vs als <text:s/>sll</text:span></text:p>
          </draw:text-box>
        </draw:frame>
        <draw:frame draw:style-name="gr1" draw:text-style-name="P1" xml:id="id7" draw:id="id7" draw:layer="layout" svg:width="1.4cm" svg:height="1cm" svg:x="8.8cm" svg:y="7.2cm">
          <draw:text-box>
            <text:p>12</text:p>
          </draw:text-box>
        </draw:frame>
        <draw:frame draw:style-name="gr1" draw:text-style-name="P1" draw:layer="layout" svg:width="1.4cm" svg:height="1cm" svg:x="26.2cm" svg:y="4.6cm">
          <draw:text-box>
            <text:p>ø</text:p>
          </draw:text-box>
        </draw:frame>
        <draw:connector draw:style-name="gr2" draw:text-style-name="P2" draw:layer="layout" draw:type="curve" svg:x1="10.2cm" svg:y1="7.7cm" svg:x2="13.7cm" svg:y2="6.4cm" draw:start-shape="id7" draw:start-glue-point="1" draw:end-shape="id8" draw:end-glue-point="2" svg:d="M10200 7700c2334 0 3500-433 3500-1300" svg:viewBox="0 0 3501 1301">
          <text:p/>
        </draw:connector>
        <draw:frame draw:style-name="gr6" draw:text-style-name="P1" xml:id="id9" draw:id="id9" draw:layer="layout" svg:width="7cm" svg:height="2.148cm" svg:x="0.4cm" svg:y="9.604cm">
          <draw:text-box>
            <text:p>ReturnItem</text:p>
            <text:p><text:span text:style-name="T2">This is a random item</text:span></text:p>
          </draw:text-box>
        </draw:frame>
        <draw:frame draw:style-name="gr7" draw:text-style-name="P1" xml:id="id10" draw:id="id10" draw:layer="layout" svg:width="1.4cm" svg:height="1.196cm" svg:x="9.2cm" svg:y="10.604cm">
          <draw:text-box>
            <text:p>4</text:p>
          </draw:text-box>
        </draw:frame>
        <draw:connector draw:style-name="gr2" draw:text-style-name="P2" draw:layer="layout" draw:type="curve" svg:x1="7.4cm" svg:y1="10.678cm" svg:x2="9.2cm" svg:y2="11.202cm" draw:start-shape="id9" draw:start-glue-point="1" draw:end-shape="id10" draw:end-glue-point="3" svg:d="M7400 10678c1350 0 450 524 1800 524" svg:viewBox="0 0 1801 525">
          <text:p/>
        </draw:connector>
        <draw:frame draw:style-name="gr8" draw:text-style-name="P1" draw:layer="layout" svg:width="19.8cm" svg:height="4.721cm" svg:x="9cm" svg:y="11.679cm">
          <draw:text-box>
            <text:p>currentNode = L.head</text:p>
            <text:p><text:span text:style-name="T3">While returnItem &gt; 0:</text:span></text:p>
            <text:p><text:tab/><text:span text:style-name="T4"><text:tab/></text:span><text:span text:style-name="T5">currentNode = currentNode.nextNode</text:span></text:p>
            <text:p><text:span text:style-name="T5"><text:tab/></text:span><text:span text:style-name="T5"><text:tab/></text:span><text:span text:style-name="T5">returnItem = returnItem -1</text:span></text:p>
            <text:p><text:span text:style-name="T5">CurrentNode.value = returnItem</text:span></text:p>
            <text:p><text:s text:c="3"/></text:p>
          </draw:text-box>
        </draw:frame>
        <draw:frame draw:style-name="gr9" draw:text-style-name="P1" xml:id="id11" draw:id="id11" draw:layer="layout" svg:width="5cm" svg:height="1.196cm" svg:x="0.8cm" svg:y="6.604cm">
          <draw:text-box>
            <text:p>currentNode</text:p>
          </draw:text-box>
        </draw:frame>
        <draw:connector draw:style-name="gr10" draw:text-style-name="P2" draw:layer="layout" draw:type="curve" svg:x1="5.8cm" svg:y1="7.202cm" svg:x2="8.8cm" svg:y2="7.7cm" draw:start-shape="id11" draw:start-glue-point="1" draw:end-shape="id7" draw:end-glue-point="3" svg:d="M5800 7202c2250 0 750 498 3000 498" svg:viewBox="0 0 3001 499">
          <text:p/>
        </draw:connector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draw:style-name="Default_5f_2" xml:id="id13" draw:id="id13" draw:layer="layout" svg:width="14.098cm" svg:height="1.303cm" svg:x="10.795cm" svg:y="6.35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1</text:p>
              </table:table-cell>
              <table:table-cell>
                <text:p>7</text:p>
              </table:table-cell>
              <table:table-cell>
                <text:p>15</text:p>
              </table:table-cell>
              <table:table-cell>
                <text:p>20</text:p>
              </table:table-cell>
              <table:table-cell>
                <text:p>30</text:p>
              </table:table-cell>
              <table:table-cell>
                <text:p>ø</text:p>
              </table:table-cell>
              <table:table-cell>
                <text:p>ø</text:p>
              </table:table-cell>
              <table:table-cell>
                <text:p>ø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12" draw:text-style-name="P2" draw:layer="layout" svg:x1="6cm" svg:y1="5cm" svg:x2="6cm" svg:y2="14.2cm">
          <text:p/>
        </draw:line>
        <draw:frame draw:style-name="gr13" draw:text-style-name="P1" xml:id="id12" draw:id="id12" draw:layer="layout" svg:width="0.883cm" svg:height="0.988cm" svg:x="2.4cm" svg:y="5.8cm">
          <draw:text-box>
            <text:p>A</text:p>
          </draw:text-box>
        </draw:frame>
        <draw:frame draw:style-name="gr14" draw:text-style-name="P5" draw:layer="layout" svg:width="2.407cm" svg:height="0.988cm" svg:x="1.6cm" svg:y="4.4cm">
          <draw:text-box>
            <text:p><text:span text:style-name="T1">stack</text:span></text:p>
          </draw:text-box>
        </draw:frame>
        <draw:frame draw:style-name="gr15" draw:text-style-name="P5" draw:layer="layout" svg:width="2.026cm" svg:height="0.988cm" svg:x="9.2cm" svg:y="4.6cm">
          <draw:text-box>
            <text:p><text:span text:style-name="T1">heap</text:span></text:p>
          </draw:text-box>
        </draw:frame>
        <draw:connector draw:style-name="gr16" draw:text-style-name="P2" draw:layer="layout" draw:type="curve" svg:x1="3.283cm" svg:y1="6.294cm" svg:x2="10.795cm" svg:y2="7.002cm" draw:start-shape="id12" draw:start-glue-point="1" draw:end-shape="id13" draw:end-glue-point="3" svg:d="M3283 6294c5632 0 1877 708 7512 708" svg:viewBox="0 0 7513 709">
          <text:p/>
        </draw:connector>
        <draw:frame draw:style-name="gr17" draw:text-style-name="P1" xml:id="id14" draw:id="id14" draw:layer="layout" svg:width="4.312cm" svg:height="0.988cm" svg:x="1.288cm" svg:y="7.812cm">
          <draw:text-box>
            <text:p>returnItem</text:p>
          </draw:text-box>
        </draw:frame>
        <draw:frame draw:style-name="gr13" draw:text-style-name="P1" xml:id="id15" draw:id="id15" draw:layer="layout" svg:width="0.883cm" svg:height="0.988cm" svg:x="8.8cm" svg:y="8.6cm">
          <draw:text-box>
            <text:p>4</text:p>
          </draw:text-box>
        </draw:frame>
        <draw:connector draw:style-name="gr16" draw:text-style-name="P2" draw:layer="layout" draw:type="curve" svg:x1="5.6cm" svg:y1="8.306cm" svg:x2="8.8cm" svg:y2="9.094cm" draw:start-shape="id14" draw:start-glue-point="1" draw:end-shape="id15" draw:end-glue-point="3" svg:d="M5600 8306c2400 0 800 788 3200 788" svg:viewBox="0 0 3201 789">
          <text:p/>
        </draw:connector>
        <draw:frame draw:style-name="gr18" draw:text-style-name="P7" draw:layer="layout" svg:width="11.6cm" svg:height="2.462cm" svg:x="13.4cm" svg:y="9.4cm">
          <draw:text-box>
            <text:p><text:span text:style-name="T6">return A[4]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text-style-name="P8" draw:layer="layout" svg:width="25.199cm" svg:height="2.629cm" svg:x="1.6cm" svg:y="0.4cm" presentation:class="title" presentation:user-transformed="true">
          <draw:text-box>
            <text:p>palindroomchecker</text:p>
          </draw:text-box>
        </draw:frame>
        <draw:frame draw:style-name="gr19" draw:text-style-name="P1" xml:id="id16" draw:id="id16" draw:layer="layout" svg:width="1cm" svg:height="0.962cm" svg:x="2.4cm" svg:y="5cm">
          <draw:text-box>
            <text:p>L</text:p>
          </draw:text-box>
        </draw:frame>
        <draw:frame draw:style-name="gr19" draw:text-style-name="P1" xml:id="id17" draw:id="id17" draw:layer="layout" svg:width="1cm" svg:height="0.962cm" svg:x="6.4cm" svg:y="5cm">
          <draw:text-box>
            <text:p>L</text:p>
          </draw:text-box>
        </draw:frame>
        <draw:frame draw:style-name="gr19" draw:text-style-name="P1" xml:id="id18" draw:id="id18" draw:layer="layout" svg:width="1cm" svg:height="0.962cm" svg:x="3.4cm" svg:y="5cm">
          <draw:text-box>
            <text:p>E</text:p>
          </draw:text-box>
        </draw:frame>
        <draw:frame draw:style-name="gr19" draw:text-style-name="P1" draw:layer="layout" svg:width="1cm" svg:height="0.962cm" svg:x="4.4cm" svg:y="5cm">
          <draw:text-box>
            <text:p>P</text:p>
          </draw:text-box>
        </draw:frame>
        <draw:frame draw:style-name="gr19" draw:text-style-name="P1" xml:id="id19" draw:id="id19" draw:layer="layout" svg:width="1cm" svg:height="0.962cm" svg:x="5.4cm" svg:y="5cm">
          <draw:text-box>
            <text:p>E</text:p>
          </draw:text-box>
        </draw:frame>
        <draw:connector draw:style-name="gr20" draw:text-style-name="P2" xml:id="id30" draw:id="id30" draw:layer="layout" draw:type="curve" draw:line-skew="-0.849cm" svg:x1="2.9cm" svg:y1="5cm" svg:x2="6.9cm" svg:y2="5cm" draw:start-shape="id16" draw:start-glue-point="0" draw:end-shape="id17" draw:end-glue-point="0" svg:d="M2900 5000c0-2025 4000-2025 4000 0" svg:viewBox="0 0 4001 1520">
          <text:p/>
        </draw:connector>
        <draw:connector draw:style-name="gr20" draw:text-style-name="P2" xml:id="id31" draw:id="id31" draw:layer="layout" draw:type="curve" draw:line-skew="-0.249cm" svg:x1="3.9cm" svg:y1="5cm" svg:x2="5.9cm" svg:y2="5cm" draw:start-shape="id18" draw:start-glue-point="0" draw:end-shape="id19" draw:end-glue-point="0" svg:d="M3900 5000c0-1125 2000-1125 2000 0" svg:viewBox="0 0 2001 845">
          <text:p/>
        </draw:connector>
        <draw:frame draw:style-name="gr21" draw:text-style-name="P1" draw:layer="layout" svg:width="11.238cm" svg:height="5.228cm" svg:x="2.8cm" svg:y="7.6cm">
          <draw:text-box>
            <text:p>p=True</text:p>
            <text:p><text:span text:style-name="T3">while [index] &lt;= [index2] and p = True:</text:span></text:p>
            <text:p><text:tab/>if A[index] ≠ A[index2]:</text:p>
            <text:p><text:tab/><text:tab/><text:tab/>p = False</text:p>
            <text:p><text:tab/>index +=1</text:p>
            <text:p><text:tab/>index2 -=1</text:p>
            <text:p>return p<text:tab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text-style-name="P8" draw:layer="layout" svg:width="25.199cm" svg:height="2.629cm" svg:x="2.6cm" svg:y="0.2cm" presentation:class="title" presentation:user-transformed="true">
          <draw:text-box>
            <text:p>palindroomchecker</text:p>
          </draw:text-box>
        </draw:frame>
        <draw:frame draw:style-name="gr19" draw:text-style-name="P1" xml:id="id20" draw:id="id20" draw:layer="layout" svg:width="1cm" svg:height="0.962cm" svg:x="17.4cm" svg:y="4.238cm">
          <draw:text-box>
            <text:p>L</text:p>
          </draw:text-box>
        </draw:frame>
        <draw:frame draw:style-name="gr19" draw:text-style-name="P1" xml:id="id21" draw:id="id21" draw:layer="layout" svg:width="1cm" svg:height="0.962cm" svg:x="18.8cm" svg:y="5.038cm">
          <draw:text-box>
            <text:p>E</text:p>
          </draw:text-box>
        </draw:frame>
        <draw:frame draw:style-name="gr19" draw:text-style-name="P1" xml:id="id22" draw:id="id22" draw:layer="layout" svg:width="1cm" svg:height="0.962cm" svg:x="20.4cm" svg:y="4.2cm">
          <draw:text-box>
            <text:p>P</text:p>
          </draw:text-box>
        </draw:frame>
        <draw:connector draw:style-name="gr22" draw:text-style-name="P2" draw:layer="layout" draw:type="curve" svg:x1="17.9cm" svg:y1="5.2cm" svg:x2="18.8cm" svg:y2="5.519cm" draw:start-shape="id20" draw:start-glue-point="2" draw:end-shape="id21" draw:end-glue-point="3" svg:d="M17900 5200c0 213 300 319 900 319" svg:viewBox="0 0 901 320">
          <text:p/>
        </draw:connector>
        <draw:connector draw:style-name="gr22" draw:text-style-name="P2" draw:layer="layout" draw:type="curve" svg:x1="19.3cm" svg:y1="5.038cm" svg:x2="20.4cm" svg:y2="4.681cm" draw:start-shape="id21" draw:start-glue-point="0" draw:end-shape="id22" draw:end-glue-point="3" svg:d="M19300 5038c0-238 366-357 1100-357" svg:viewBox="0 0 1101 358">
          <text:p/>
        </draw:connector>
        <draw:frame draw:style-name="gr19" draw:text-style-name="P1" xml:id="id23" draw:id="id23" draw:layer="layout" svg:width="1cm" svg:height="0.962cm" svg:x="17.4cm" svg:y="4.238cm">
          <draw:text-box>
            <text:p>L</text:p>
          </draw:text-box>
        </draw:frame>
        <draw:frame draw:style-name="gr19" draw:text-style-name="P1" xml:id="id27" draw:id="id27" draw:layer="layout" svg:width="1cm" svg:height="0.962cm" svg:x="25cm" svg:y="4.838cm">
          <draw:text-box>
            <text:p>L</text:p>
          </draw:text-box>
        </draw:frame>
        <draw:frame draw:style-name="gr19" draw:text-style-name="P1" xml:id="id24" draw:id="id24" draw:layer="layout" svg:width="1cm" svg:height="0.962cm" svg:x="18.8cm" svg:y="5.038cm">
          <draw:text-box>
            <text:p>E</text:p>
          </draw:text-box>
        </draw:frame>
        <draw:frame draw:style-name="gr19" draw:text-style-name="P1" xml:id="id25" draw:id="id25" draw:layer="layout" svg:width="1cm" svg:height="0.962cm" svg:x="20.4cm" svg:y="4.2cm">
          <draw:text-box>
            <text:p>P</text:p>
          </draw:text-box>
        </draw:frame>
        <draw:frame draw:style-name="gr23" draw:text-style-name="P1" xml:id="id26" draw:id="id26" draw:layer="layout" svg:width="1cm" svg:height="1.2cm" svg:x="22.2cm" svg:y="4.8cm">
          <draw:text-box>
            <text:p>E</text:p>
          </draw:text-box>
        </draw:frame>
        <draw:connector draw:style-name="gr22" draw:text-style-name="P2" draw:layer="layout" draw:type="curve" svg:x1="17.9cm" svg:y1="5.2cm" svg:x2="18.8cm" svg:y2="5.519cm" draw:start-shape="id23" draw:start-glue-point="2" draw:end-shape="id24" draw:end-glue-point="3" svg:d="M17900 5200c0 213 300 319 900 319" svg:viewBox="0 0 901 320">
          <text:p/>
        </draw:connector>
        <draw:connector draw:style-name="gr22" draw:text-style-name="P2" draw:layer="layout" draw:type="curve" svg:x1="19.3cm" svg:y1="5.038cm" svg:x2="20.4cm" svg:y2="4.681cm" draw:start-shape="id24" draw:start-glue-point="0" draw:end-shape="id25" draw:end-glue-point="3" svg:d="M19300 5038c0-238 366-357 1100-357" svg:viewBox="0 0 1101 358">
          <text:p/>
        </draw:connector>
        <draw:connector draw:style-name="gr22" draw:text-style-name="P2" xml:id="id40" draw:id="id40" draw:layer="layout" draw:type="curve" svg:x1="21.4cm" svg:y1="4.681cm" svg:x2="22.7cm" svg:y2="4.8cm" draw:start-shape="id25" draw:start-glue-point="1" draw:end-shape="id26" draw:end-glue-point="0" svg:d="M21400 4681c867 0 1300 39 1300 119" svg:viewBox="0 0 1301 120">
          <text:p/>
        </draw:connector>
        <draw:connector draw:style-name="gr22" draw:text-style-name="P2" xml:id="id37" draw:id="id37" draw:layer="layout" draw:type="curve" svg:x1="23.2cm" svg:y1="5.4cm" svg:x2="25cm" svg:y2="5.319cm" draw:start-shape="id26" draw:start-glue-point="1" draw:end-shape="id27" draw:end-glue-point="3" svg:d="M23200 5400c1350 0 450-81 1800-81" svg:viewBox="0 0 1801 82">
          <text:p/>
        </draw:connector>
        <draw:frame draw:style-name="gr24" draw:text-style-name="P1" xml:id="id28" draw:id="id28" draw:layer="layout" svg:width="1.2cm" svg:height="1.4cm" svg:x="15.4cm" svg:y="6.2cm">
          <draw:text-box>
            <text:p>cn</text:p>
          </draw:text-box>
        </draw:frame>
        <draw:frame draw:style-name="gr25" draw:text-style-name="P1" draw:layer="layout" svg:width="11.684cm" svg:height="9.494cm" svg:x="1.516cm" svg:y="3.95cm">
          <draw:text-box>
            <text:p xml:id="id41" text:id="id41">p = True</text:p>
            <text:p/>
            <text:p xml:id="id42" text:id="id42"><text:span text:style-name="T3">while cn not last node and p:</text:span></text:p>
            <text:p xml:id="id43" text:id="id43"><text:tab/>cn2 = cn</text:p>
            <text:p xml:id="id44" text:id="id44"><text:span text:style-name="T3"><text:tab/></text:span><text:span text:style-name="T3">while cn2 not last node and p:</text:span></text:p>
            <text:p xml:id="id45" text:id="id45"><text:tab/><text:tab/>cn2 = cn2.nextNode</text:p>
            <text:p xml:id="id46" text:id="id46"><text:tab/></text:p>
            <text:p xml:id="id47" text:id="id47"><text:tab/>if cn2.value ≠ cn.value:</text:p>
            <text:p xml:id="id48" text:id="id48"><text:tab/><text:tab/>p = False</text:p>
            <text:p xml:id="id49" text:id="id49"><text:tab/>remove cn2</text:p>
            <text:p xml:id="id50" text:id="id50"><text:tab/>cn = cn.nextNode</text:p>
            <text:p xml:id="id51" text:id="id51">return p<text:tab/></text:p>
            <text:p xml:id="id52" text:id="id52"><text:tab/></text:p>
          </draw:text-box>
        </draw:frame>
        <draw:frame draw:style-name="gr26" draw:text-style-name="P1" xml:id="id29" draw:id="id29" draw:layer="layout" svg:width="1.6cm" svg:height="1.2cm" svg:x="15.4cm" svg:y="7cm">
          <draw:text-box>
            <text:p>cn2</text:p>
          </draw:text-box>
        </draw:frame>
        <draw:connector draw:style-name="gr22" draw:text-style-name="P2" xml:id="id39" draw:id="id39" draw:layer="layout" draw:type="curve" svg:x1="16.6cm" svg:y1="6.9cm" svg:x2="17.9cm" svg:y2="5.2cm" draw:start-shape="id28" draw:start-glue-point="1" draw:end-shape="id23" draw:end-glue-point="2" svg:d="M16600 6900c867 0 1300-566 1300-1700" svg:viewBox="0 0 1301 1701">
          <text:p/>
        </draw:connector>
        <draw:connector draw:style-name="gr22" draw:text-style-name="P2" xml:id="id32" draw:id="id32" draw:layer="layout" draw:type="curve" svg:x1="17cm" svg:y1="7.6cm" svg:x2="17.9cm" svg:y2="5.2cm" draw:start-shape="id29" draw:start-glue-point="1" draw:end-shape="id23" draw:end-glue-point="2" svg:d="M17000 7600c600 0 900-800 900-2400" svg:viewBox="0 0 901 2401">
          <text:p/>
        </draw:connector>
        <draw:connector draw:style-name="gr22" draw:text-style-name="P2" xml:id="id33" draw:id="id33" draw:layer="layout" draw:type="curve" svg:x1="17cm" svg:y1="7.6cm" svg:x2="19.3cm" svg:y2="6cm" draw:start-shape="id29" draw:start-glue-point="1" draw:end-shape="id24" draw:end-glue-point="2" svg:d="M17000 7600c1534 0 2300-533 2300-1600" svg:viewBox="0 0 2301 1601">
          <text:p/>
        </draw:connector>
        <draw:connector draw:style-name="gr22" draw:text-style-name="P2" xml:id="id34" draw:id="id34" draw:layer="layout" draw:type="curve" svg:x1="17cm" svg:y1="7.6cm" svg:x2="20.9cm" svg:y2="5.162cm" draw:start-shape="id29" draw:start-glue-point="1" draw:end-shape="id25" draw:end-glue-point="2" svg:d="M17000 7600c2600 0 3900-812 3900-2438" svg:viewBox="0 0 3901 2439">
          <text:p/>
        </draw:connector>
        <draw:connector draw:style-name="gr22" draw:text-style-name="P2" xml:id="id35" draw:id="id35" draw:layer="layout" draw:type="curve" svg:x1="17cm" svg:y1="7.6cm" svg:x2="22.7cm" svg:y2="6cm" draw:start-shape="id29" draw:start-glue-point="1" draw:end-shape="id26" draw:end-glue-point="2" svg:d="M17000 7600c3800 0 5700-533 5700-1600" svg:viewBox="0 0 5701 1601">
          <text:p/>
        </draw:connector>
        <draw:connector draw:style-name="gr22" draw:text-style-name="P2" xml:id="id36" draw:id="id36" draw:layer="layout" draw:type="curve" svg:x1="17cm" svg:y1="7.6cm" svg:x2="25.5cm" svg:y2="5.8cm" draw:start-shape="id29" draw:start-glue-point="1" draw:end-shape="id27" draw:end-glue-point="2" svg:d="M17000 7600c5667 0 8500-600 8500-1800" svg:viewBox="0 0 8501 1801">
          <text:p/>
        </draw:connector>
        <draw:connector draw:style-name="gr22" draw:text-style-name="P2" xml:id="id38" draw:id="id38" draw:layer="layout" draw:type="curve" svg:x1="16.6cm" svg:y1="6.9cm" svg:x2="19.3cm" svg:y2="6cm" draw:start-shape="id28" draw:start-glue-point="1" draw:end-shape="id24" draw:end-glue-point="2" svg:d="M16600 6900c1800 0 2700-300 2700-900" svg:viewBox="0 0 2701 901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Mono1" svg:font-family="'Noto Mono'" style:font-adornments="Regular" style:font-pitch="fixed"/>
    <style:font-face style:name="Noto Mono" svg:font-family="'Noto Mono'" style:font-adornments="Regular" style:font-pitch="variable"/>
    <style:font-face style:name="DejaVuSansMono Nerd Font Mono2" svg:font-family="'DejaVuSansMono Nerd Font Mono'" style:font-family-generic="roman" style:font-pitch="variable"/>
    <style:font-face style:name="DejaVuSansMono Nerd Font Mono" svg:font-family="'DejaVuSansMono Nerd Font Mono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Mono3" svg:font-family="'Noto Mono'" style:font-family-generic="roman" style:font-pitch="variable"/>
    <style:font-face style:name="Noto Mono2" svg:font-family="'Noto Mono'" style:font-adornments="Regular" style:font-family-generic="roman" style:font-pitch="variable"/>
    <style:font-face style:name="Noto Sans" svg:font-family="'Noto Sans'" style:font-family-generic="roman" style:font-pitch="variable"/>
    <style:font-face style:name="DejaVuSansMono Nerd Font Mono1" svg:font-family="'DejaVuSansMono Nerd Font Mono'" style:font-adornments="Book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Mono1" fo:font-family="'Noto Mono'" style:font-style-name="Regular" style:font-pitch="fixed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width="0cm" draw:marker-start-width="0.2cm" draw:marker-end-width="0.2cm"/>
    </style:style>
    <style:style style:name="Default_5f_2" style:display-name="Default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SansMono Nerd Font Mono1" fo:font-family="'DejaVuSansMono Nerd Font Mono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draw:stroke-dash="Dashed_20__28_var_29__20_4" svg:stroke-color="#000000" draw:fill-gradient-name="Gradient_20_1" draw:fill-hatch-name="Hatching_20_1" draw:fill-image-name="Bitmap_20_1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7T16:46:44.538734029</meta:creation-date>
    <dc:date>2021-03-03T08:59:35.759196906</dc:date>
    <meta:editing-duration>PT3H22M22S</meta:editing-duration>
    <meta:editing-cycles>32</meta:editing-cycles>
    <meta:generator>LibreOffice/6.4.6.2$Linux_X86_64 LibreOffice_project/40$Build-2</meta:generator>
    <meta:document-statistic meta:object-count="99"/>
  </office:meta>
</office:document-meta>
</file>